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7182" officeooo:paragraph-rsid="00207182"/>
    </style:style>
    <style:style style:name="P2" style:family="paragraph" style:parent-style-name="Standard">
      <style:text-properties fo:font-weight="bold" officeooo:rsid="001f4492" officeooo:paragraph-rsid="00207182" style:font-weight-asian="bold" style:font-weight-complex="bold"/>
    </style:style>
    <style:style style:name="P3" style:family="paragraph" style:parent-style-name="Standard">
      <style:text-properties fo:font-weight="bold" officeooo:rsid="00207182" officeooo:paragraph-rsid="00207182" style:font-weight-asian="bold" style:font-weight-complex="bold"/>
    </style:style>
    <style:style style:name="T1" style:family="text">
      <style:text-properties officeooo:rsid="00207182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ing on the pos.test file which is provided along with pos.data folder</text:p>
      <text:p text:style-name="P1">Number of predicates: 8685</text:p>
      <text:p text:style-name="P2">Without any Feature<text:span text:style-name="T1">s:</text:span></text:p>
      <text:p text:style-name="P1">macroF_Score is 0.604876, </text:p>
      <text:p text:style-name="P1">macroPrecision is 0.669493</text:p>
      <text:p text:style-name="P1">macroRecall is 0.551634</text:p>
      <text:p text:style-name="P1"/>
      <text:p text:style-name="P3">Without any Feature and when order is 1:</text:p>
      <text:p text:style-name="P1">macroF_Score is 0.604876, </text:p>
      <text:p text:style-name="P1">macroPrecision is 0.669493</text:p>
      <text:p text:style-name="P1">macroRecall is 0.551634</text:p>
      <text:p text:style-name="P1"/>
      <text:p text:style-name="P3">Without any Feature and when order is 2:</text:p>
      <text:p text:style-name="P1">Able ot create the model but got outof bound exception when testing using the model.</text:p>
      <text:p text:style-name="P1"/>
      <text:p text:style-name="P1"><text:span text:style-name="T2">Without any Feature and when the model is HMM</text:span></text:p>
      <text:p text:style-name="P1">macroF_Score is 0.577666, </text:p>
      <text:p text:style-name="P1">macroPrecision is 0.698057</text:p>
      <text:p text:style-name="P1">macroRecall is 0.492694</text:p>
      <text:p text:style-name="P1"/>
      <text:p text:style-name="P1"/>
      <text:p text:style-name="P1"><text:span text:style-name="T2">First set of feature that were added: ( Special Characters, Numericals)</text:span></text:p>
      <text:p text:style-name="P1">macroF_Score is 0.604586, </text:p>
      <text:p text:style-name="P1">macroPrecision is 0.658884</text:p>
      <text:p text:style-name="P1">macroRecall is 0.558556</text:p>
      <text:p text:style-name="P1"/>
      <text:p text:style-name="P1"><text:span text:style-name="T2">Second set of feature that were added: ( Special Characters, Numericals + AllCaps, Mixed Caps)</text:span></text:p>
      <text:p text:style-name="P1">macroF_Score is 0.615265, </text:p>
      <text:p text:style-name="P1">macroPrecision is 0.669704</text:p>
      <text:p text:style-name="P1">macroRecall is 0.569011</text:p>
      <text:p text:style-name="P1"/>
      <text:p text:style-name="P1"><text:span text:style-name="T2">Third set of feature that were added: ( Special Characters, Numericals + AllCaps, Mixed Caps + Mention, HashTag)</text:span></text:p>
      <text:p text:style-name="P1">macroF_Score is 0.665307, </text:p>
      <text:p text:style-name="P1">macroPrecision is 0.714408</text:p>
      <text:p text:style-name="P1">macroRecall is 0.622522</text:p>
      <text:p text:style-name="P1"/>
      <text:p text:style-name="P1"><text:span text:style-name="T2">Final set of feature ( Special Characters, Numericals + AllCaps, Mixed Caps + Mention, HashTag + urls, Atopwords, Apostrophes)</text:span></text:p>
      <text:p text:style-name="P1">macroF_Score is <text:span text:style-name="T2">0.715456</text:span>, </text:p>
      <text:p text:style-name="P1">macroPrecision is <text:span text:style-name="T2">0.747572</text:span></text:p>
      <text:p text:style-name="P1">macroRecall is <text:span text:style-name="T2">0.685985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16:27.620929619</meta:creation-date>
    <dc:date>2015-11-13T11:33:05.240936695</dc:date>
    <meta:editing-duration>PT36S</meta:editing-duration>
    <meta:editing-cycles>1</meta:editing-cycles>
    <meta:document-statistic meta:table-count="0" meta:image-count="0" meta:object-count="0" meta:page-count="1" meta:paragraph-count="32" meta:word-count="185" meta:character-count="1282" meta:non-whitespace-character-count="1097"/>
    <meta:generator>LibreOffice/4.2.8.2$Linux_x86 LibreOffice_project/420m0$Build-2</meta:generator>
  </office:meta>
</office:document-meta>
</file>